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p text:style-name="Text_20_body"><text:span text:style-name="T1">Arcana — A Tarot Anthology</text:span>, ed.</text:p>
      <text:p text:style-name="Text_20_body"><text:span text:style-name="T1">Rum and Coke — Three Short Stories from a Furry Convention</text:span></text:p>
      <text:p text:style-name="Text_20_body"><text:span text:style-name="T1">Eigengrau — Poems 2015-2020</text:span></text:p>
      <text:p text:style-name="Text_20_body"><text:span text:style-name="T1">ally</text:span></text:p>
      <text:p text:style-name="Text_20_body"><text:span text:style-name="T2">Post-Self</text:span></text:p>
      <text:p text:style-name="Text_20_body"><text:span text:style-name="T1">Qoheleth</text:span></text:p>
      <text:p text:style-name="Text_20_body"><text:span text:style-name="T1">Toledot</text:span></text:p>
      <text:p text:style-name="Text_20_body"><text:span text:style-name="T1">Nevi’im</text:span></text:p>
      <text:p text:style-name="Text_20_body"><text:span text:style-name="T1">Mitzvot</text:span></text:p>
      <text:p text:style-name="Text_20_body"><text:span text:style-name="T2">Sawtooth</text:span></text:p>
      <text:p text:style-name="Text_20_body"><text:span text:style-name="T1">Restless Town</text:span></text:p>
      <text:p text:style-name="Text_20_body"><text:span text:style-name="T1">A Wildness of the Heart</text:span></text:p>
      <text:p text:style-name="Text_20_body">Learn more at <text:span text:style-name="T1">makyo.ink/publications</text:span></text:p>
      <text:p text:style-name="Text_20_body">Copyright © 2022, Madison Scott-Clary. This work is licensed under the Creative Commons Attribution 4.0 International License. To view a copy of this license, visit <text:span text:style-name="T1">creativecommons.org/licenses/by/4.0/</text:span> or send a letter to Creative Commons, PO Box 1866, Mountain View, CA</text:p>
      <text:p text:style-name="Text_20_body">ISBN: XXX-X-XXXXXX-XX-X</text:p>
      <text:p text:style-name="Text_20_body"><text:span text:style-name="T1">Florilegium</text:span></text:p>
      <text:p text:style-name="Text_20_body">Cover © Cover Artist, 2022 — cover-artist.net</text:p>
      <text:p text:style-name="Text_20_body">First Edition, 2022. All rights reserved.</text:p>
      <text:p text:style-name="Text_20_body">This book uses the fonts Gentium Book Basic and Coelacanth, and was typeset with .</text:p>
      <text:h text:style-name="Heading_20_1" text:outline-level="1"><text:bookmark-start text:name="seasons"/>Seasons<text:bookmark-end text:name="seasons"/></text:h>
      <text:p text:style-name="First_20_paragraph"><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 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are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b)</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 as 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performativ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not performative, it is reflexi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3" text:outline-level="3"><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19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section text:name="interpolations">
        <text:h text:style-name="Heading_20_3" text:outline-level="3"><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Mo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his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 (Job 32:1, NRSV)<text:note text:id="ftn74" text:note-class="footnote"><text:note-citation>75</text:note-citation><text:note-body><text:p text:style-name="Footnote">It is interesting to note the differences in tradition, here. Alter has “because he was right in his own eyes” but offers no note as to why, which is a little disappointing. JPS agrees with him (“for he considered himself right” (Job 32:1, JPS)). Both of these are Jewish sources.</text:p><text:p text:style-name="Footnote">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p><text:p text:style-name="Footnote">If you will forgive me for getting further into the weeds,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while the NRSV walks the middle path with “because they had found no answer, though they had declared Job to be in the wrong.” (Job 32:3, NRSV)</text:p><text:p text:style-name="Footnote">Weinberger continues to be relevant: “[…] translation is more than a leap from dictionary to dictionary; it is a reimagining of the poem.” (Weinberger and Paz 2016, 46)</text:p></text:note-body></text:note> is where we leave off,<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and then this youngster, this whippersnapper, this upstart Elihu picks up.</text:p>
      <text:p text:style-name="Text_20_body">“I am young in years, and you are aged. Therefore I was awed and feared to speak my mind with you,” (Job 32:6, Alter) ((On Elihu))</text:p>
      <text:p text:style-name="Text_20_body">All stories are perforce interpolations within real events, this essay began, and that holds true here.</text:p>
      <text:section text:name="refs">
        <text:section text:name="ref-alter">
          <text:p text:style-name="Text_20_body">Alter, Robert (Trans.). 2019. <text:span text:style-name="T1">The Hebrew Bible — the Writings</text:span>.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eigengrau">
          <text:p text:style-name="Text_20_body">———. 2019a. <text:span text:style-name="T1">Eigengrau</text:span>. self-published.</text:p>
        </text:section>
        <text:section text:name="ref-rush">
          <text:p text:style-name="Text_20_body">———. 2019b.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5-12T05:39:39Z</meta:creation-date>
    <dc:date>2022-05-12T05:39:39Z</dc:date>
    <meta:user-defined meta:name="bibliography" meta:value-type="string">florilegium.bib</meta:user-defined>
    <meta:user-defined meta:name="date" meta:value-type="string"/>
  </office:meta>
</office:document-meta>
</file>